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BeanInfoAssembler.getTargetClass( Object managed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BeanInfoAssembler.getConstructorInfo( Object managedBean ,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BeanInfoAssembler.populateMBeanDescriptor( Descriptor descriptor , Object managedBean ,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MBeanInfoAssembler.getDescription( Object managedBean , String bean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MBeanInfoAssembler.getClassName( Object managedBean ,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BeanInfoAssembler.getClassToExpose( Class &lt; ? &gt;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BeanInfoAssembler.checkManagedBean( Object managed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MBeanInfoAssembler.getMBeanInfo( Object managedBean ,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MBeanInfoAssembler.getClassToExpose( Object managed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BeanInfoAssembler.getNotificationInfo( Object managedBean ,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